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ngXian" svg:font-family="DengXian"/>
    <style:font-face style:name="Calibri" svg:font-family="Calibri"/>
    <style:font-face style:name="Arial" svg:font-family="Arial"/>
    <style:font-face style:name="SimSun" svg:font-family="SimSu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49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SimSun" style:font-name-asian="SimSun" style:font-name-complex="SimSun" style:font-family-generic="moder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49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54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54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54">
      <style:table-cell-properties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DengXian" style:font-name-asian="DengXian" style:font-name-complex="DengXi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3.70416666666667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2" table:number-columns-repeated="2" table:default-cell-style-name="ce5"/>
        <table:table-column table:style-name="co1" table:default-cell-style-name="ce1"/>
        <table:table-column table:style-name="co1" table:default-cell-style-name="ce2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2"/>
        <table:table-column table:style-name="co6" table:default-cell-style-name="ce12"/>
        <table:table-column table:style-name="co3" table:number-columns-repeated="16365" table:default-cell-style-name="ce1"/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1"/>
          <table:table-cell table:number-columns-repeated="3" table:style-name="ce2"/>
          <table:table-cell table:number-columns-repeated="2" table:style-name="ce5"/>
          <table:table-cell table:style-name="ce1"/>
          <table:table-cell table:style-name="ce2"/>
          <table:table-cell table:number-columns-repeated="5" table:style-name="ce1"/>
          <table:table-cell table:number-columns-repeated="2" table:style-name="ce12"/>
          <table:table-cell table:number-columns-repeated="16365" table:style-name="ce1"/>
        </table:table-row>
        <table:table-row table:style-name="ro2">
          <table:table-cell table:number-columns-repeated="4"/>
          <table:table-cell table:style-name="ce1"/>
          <table:table-cell table:number-columns-repeated="3" table:style-name="ce2"/>
          <table:table-cell table:number-columns-repeated="2" table:style-name="ce5"/>
          <table:table-cell table:style-name="ce1"/>
          <table:table-cell table:style-name="ce2"/>
          <table:table-cell table:number-columns-repeated="2" table:style-name="ce1"/>
          <table:table-cell table:number-columns-repeated="3" table:style-name="ce6"/>
          <table:table-cell table:number-columns-repeated="2" table:style-name="ce13"/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string" table:style-name="ce1">
            <text:p>Total time t1</text:p>
          </table:table-cell>
          <table:table-cell office:value-type="string" table:style-name="ce2">
            <text:p>M t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size of a</text:p>
          </table:table-cell>
          <table:table-cell office:value-type="string" table:style-name="ce4">
            <text:p>time per iteration /ns</text:p>
          </table:table-cell>
          <table:table-cell office:value-type="string" table:style-name="ce4">
            <text:p>time per iteration /ns</text:p>
          </table:table-cell>
          <table:table-cell office:value-type="string" table:style-name="ce1">
            <text:p>Total time t2</text:p>
          </table:table-cell>
          <table:table-cell office:value-type="string" table:style-name="ce2">
            <text:p>M t2</text:p>
          </table:table-cell>
          <table:table-cell table:number-columns-repeated="5" table:style-name="ce6"/>
          <table:table-cell table:number-columns-repeated="2" table:style-name="ce13"/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table:style-name="ce1"/>
          <table:table-cell table:style-name="ce2"/>
          <table:table-cell table:number-columns-repeated="2" table:style-name="ce3"/>
          <table:table-cell office:value-type="string" table:style-name="ce4">
            <text:p>Case 1</text:p>
          </table:table-cell>
          <table:table-cell office:value-type="string" table:style-name="ce4">
            <text:p>Case 2</text:p>
          </table:table-cell>
          <table:table-cell table:style-name="ce1"/>
          <table:table-cell table:style-name="ce2"/>
          <table:table-cell table:number-columns-repeated="3" table:style-name="ce6"/>
          <table:table-cell table:style-name="ce10"/>
          <table:table-cell table:style-name="ce11"/>
          <table:table-cell table:number-columns-repeated="2" table:style-name="ce13"/>
          <table:table-cell table:style-name="ce6"/>
          <table:table-cell table:number-columns-repeated="16364"/>
        </table:table-row>
        <table:table-row table:style-name="ro3">
          <table:table-cell table:number-columns-repeated="4"/>
          <table:table-cell office:value-type="float" office:value="0.8" table:style-name="ce1">
            <text:p>0.8</text:p>
          </table:table-cell>
          <table:table-cell office:value-type="float" office:value="1000000" table:style-name="ce2">
            <text:p>1000000</text:p>
          </table:table-cell>
          <table:table-cell office:value-type="float" office:value="2048" table:style-name="ce3">
            <text:p>2048</text:p>
          </table:table-cell>
          <table:table-cell office:value-type="float" office:value="8192" table:formula="of:=[.G12] * 4" table:style-name="ce3">
            <text:p>8192</text:p>
          </table:table-cell>
          <table:table-cell office:value-type="float" office:value="0.39062500000000006" table:style-name="ce4">
            <text:p>0.391<text:s/></text:p>
          </table:table-cell>
          <table:table-cell office:value-type="float" office:value="0.38574218750000006" table:style-name="ce4">
            <text:p>0.386<text:s/></text:p>
          </table:table-cell>
          <table:table-cell office:value-type="float" office:value="0.79" table:style-name="ce1">
            <text:p>0.79</text:p>
          </table:table-cell>
          <table:table-cell office:value-type="float" office:value="1000000" table:style-name="ce2">
            <text:p>1000000</text:p>
          </table:table-cell>
          <table:table-cell table:style-name="ce6"/>
          <table:table-cell table:style-name="ce7"/>
          <table:table-cell table:style-name="ce6"/>
          <table:table-cell table:style-name="ce10"/>
          <table:table-cell table:style-name="ce11"/>
          <table:table-cell office:value-type="string" table:style-name="ce14">
            <text:p>Case 1</text:p>
          </table:table-cell>
          <table:table-cell office:value-type="string" table:style-name="ce14">
            <text:p>Case 2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1.51" table:style-name="ce1">
            <text:p>1.51</text:p>
          </table:table-cell>
          <table:table-cell office:value-type="float" office:value="1000000" table:style-name="ce2">
            <text:p>1000000</text:p>
          </table:table-cell>
          <table:table-cell office:value-type="float" office:value="4096" table:formula="of:=[.G12] * 2" table:style-name="ce3">
            <text:p>4096</text:p>
          </table:table-cell>
          <table:table-cell office:value-type="float" office:value="16384" table:formula="of:=[.G13] * 4" table:style-name="ce3">
            <text:p>16384</text:p>
          </table:table-cell>
          <table:table-cell office:value-type="float" office:value="0.36865234375" table:style-name="ce4">
            <text:p>0.369<text:s/></text:p>
          </table:table-cell>
          <table:table-cell office:value-type="float" office:value="0.37841796875" table:style-name="ce4">
            <text:p>0.378<text:s/></text:p>
          </table:table-cell>
          <table:table-cell office:value-type="float" office:value="1.55" table:style-name="ce1">
            <text:p>1.55</text:p>
          </table:table-cell>
          <table:table-cell office:value-type="float" office:value="1000000" table:style-name="ce2">
            <text:p>1000000</text:p>
          </table:table-cell>
          <table:table-cell table:style-name="ce6"/>
          <table:table-cell table:style-name="ce8"/>
          <table:table-cell table:style-name="ce6"/>
          <table:table-cell office:value-type="float" office:value="2048" table:style-name="ce6">
            <text:p>2048</text:p>
          </table:table-cell>
          <table:table-cell office:value-type="string" table:style-name="ce9">
            <text:p>8 KB</text:p>
          </table:table-cell>
          <table:table-cell office:value-type="float" office:value="0.39062500000000006" table:style-name="ce13">
            <text:p>0.391<text:s/></text:p>
          </table:table-cell>
          <table:table-cell office:value-type="float" office:value="0.38574218750000006" table:style-name="ce13">
            <text:p>0.386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3.08" table:style-name="ce1">
            <text:p>3.08</text:p>
          </table:table-cell>
          <table:table-cell office:value-type="float" office:value="1000000" table:style-name="ce2">
            <text:p>1000000</text:p>
          </table:table-cell>
          <table:table-cell office:value-type="float" office:value="8192" table:formula="of:=[.G13] * 2" table:style-name="ce3">
            <text:p>8192</text:p>
          </table:table-cell>
          <table:table-cell office:value-type="float" office:value="32768" table:formula="of:=[.G14] * 4" table:style-name="ce3">
            <text:p>32768</text:p>
          </table:table-cell>
          <table:table-cell office:value-type="float" office:value="0.3759765625" table:style-name="ce4">
            <text:p>0.376<text:s/></text:p>
          </table:table-cell>
          <table:table-cell office:value-type="float" office:value="0.36865234375" table:style-name="ce4">
            <text:p>0.369<text:s/></text:p>
          </table:table-cell>
          <table:table-cell office:value-type="float" office:value="3.02" table:style-name="ce1">
            <text:p>3.02</text:p>
          </table:table-cell>
          <table:table-cell office:value-type="float" office:value="1000000" table:style-name="ce2">
            <text:p>1000000</text:p>
          </table:table-cell>
          <table:table-cell table:style-name="ce6"/>
          <table:table-cell table:style-name="ce9"/>
          <table:table-cell table:style-name="ce6"/>
          <table:table-cell office:value-type="float" office:value="4096" table:style-name="ce6">
            <text:p>4096</text:p>
          </table:table-cell>
          <table:table-cell office:value-type="string" table:style-name="ce9">
            <text:p>16 KB</text:p>
          </table:table-cell>
          <table:table-cell office:value-type="float" office:value="0.36865234375" table:style-name="ce13">
            <text:p>0.369<text:s/></text:p>
          </table:table-cell>
          <table:table-cell office:value-type="float" office:value="0.37841796875" table:style-name="ce13">
            <text:p>0.378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6.14" table:style-name="ce1">
            <text:p>6.14</text:p>
          </table:table-cell>
          <table:table-cell office:value-type="float" office:value="1000000" table:style-name="ce2">
            <text:p>1000000</text:p>
          </table:table-cell>
          <table:table-cell office:value-type="float" office:value="16384" table:formula="of:=[.G14] * 2" table:style-name="ce3">
            <text:p>16384</text:p>
          </table:table-cell>
          <table:table-cell office:value-type="float" office:value="65536" table:formula="of:=[.G15] * 4" table:style-name="ce3">
            <text:p>65536</text:p>
          </table:table-cell>
          <table:table-cell office:value-type="float" office:value="0.374755859375" table:style-name="ce4">
            <text:p>0.375<text:s/></text:p>
          </table:table-cell>
          <table:table-cell office:value-type="float" office:value="0.462646484375" table:style-name="ce4">
            <text:p>0.463<text:s/></text:p>
          </table:table-cell>
          <table:table-cell office:value-type="float" office:value="7.58" table:style-name="ce1">
            <text:p>7.58</text:p>
          </table:table-cell>
          <table:table-cell office:value-type="float" office:value="1000000" table:style-name="ce2">
            <text:p>1000000</text:p>
          </table:table-cell>
          <table:table-cell table:style-name="ce6"/>
          <table:table-cell table:style-name="ce9"/>
          <table:table-cell table:style-name="ce6"/>
          <table:table-cell office:value-type="float" office:value="8192" table:style-name="ce6">
            <text:p>8192</text:p>
          </table:table-cell>
          <table:table-cell office:value-type="string" table:style-name="ce9">
            <text:p>32 KB</text:p>
          </table:table-cell>
          <table:table-cell office:value-type="float" office:value="0.3759765625" table:style-name="ce13">
            <text:p>0.376<text:s/></text:p>
          </table:table-cell>
          <table:table-cell office:value-type="float" office:value="0.36865234375" table:style-name="ce13">
            <text:p>0.369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1.26" table:style-name="ce1">
            <text:p>1.26</text:p>
          </table:table-cell>
          <table:table-cell office:value-type="float" office:value="100000" table:style-name="ce2">
            <text:p>100000</text:p>
          </table:table-cell>
          <table:table-cell office:value-type="float" office:value="32768" table:formula="of:=[.G15] * 2" table:style-name="ce3">
            <text:p>32768</text:p>
          </table:table-cell>
          <table:table-cell office:value-type="float" office:value="131072" table:formula="of:=[.G16] * 4" table:style-name="ce3">
            <text:p>131072</text:p>
          </table:table-cell>
          <table:table-cell office:value-type="float" office:value="0.384521484375" table:style-name="ce4">
            <text:p>0.385<text:s/></text:p>
          </table:table-cell>
          <table:table-cell office:value-type="float" office:value="0.5401611328125" table:style-name="ce4">
            <text:p>0.540<text:s/></text:p>
          </table:table-cell>
          <table:table-cell office:value-type="float" office:value="1.77" table:style-name="ce1">
            <text:p>1.77</text:p>
          </table:table-cell>
          <table:table-cell office:value-type="float" office:value="100000" table:style-name="ce2">
            <text:p>100000</text:p>
          </table:table-cell>
          <table:table-cell table:style-name="ce6"/>
          <table:table-cell table:style-name="ce9"/>
          <table:table-cell table:style-name="ce6"/>
          <table:table-cell office:value-type="float" office:value="16384" table:style-name="ce6">
            <text:p>16384</text:p>
          </table:table-cell>
          <table:table-cell office:value-type="string" table:style-name="ce9">
            <text:p>64 KB</text:p>
          </table:table-cell>
          <table:table-cell office:value-type="float" office:value="0.374755859375" table:style-name="ce13">
            <text:p>0.375<text:s/></text:p>
          </table:table-cell>
          <table:table-cell office:value-type="float" office:value="0.462646484375" table:style-name="ce13">
            <text:p>0.463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2.68" table:style-name="ce1">
            <text:p>2.68</text:p>
          </table:table-cell>
          <table:table-cell office:value-type="float" office:value="100000" table:style-name="ce2">
            <text:p>100000</text:p>
          </table:table-cell>
          <table:table-cell office:value-type="float" office:value="65536" table:formula="of:=[.G16] * 2" table:style-name="ce3">
            <text:p>65536</text:p>
          </table:table-cell>
          <table:table-cell office:value-type="float" office:value="262144" table:formula="of:=[.G17] * 4" table:style-name="ce3">
            <text:p>262144</text:p>
          </table:table-cell>
          <table:table-cell office:value-type="float" office:value="0.408935546875" table:style-name="ce4">
            <text:p>0.409<text:s/></text:p>
          </table:table-cell>
          <table:table-cell office:value-type="float" office:value="0.7110595703125" table:style-name="ce4">
            <text:p>0.711<text:s/></text:p>
          </table:table-cell>
          <table:table-cell office:value-type="float" office:value="4.66" table:style-name="ce1">
            <text:p>4.66</text:p>
          </table:table-cell>
          <table:table-cell office:value-type="float" office:value="100000" table:style-name="ce2">
            <text:p>100000</text:p>
          </table:table-cell>
          <table:table-cell table:style-name="ce6"/>
          <table:table-cell table:style-name="ce9"/>
          <table:table-cell table:style-name="ce6"/>
          <table:table-cell office:value-type="float" office:value="32768" table:style-name="ce6">
            <text:p>32768</text:p>
          </table:table-cell>
          <table:table-cell office:value-type="string" table:style-name="ce9">
            <text:p>128 KB</text:p>
          </table:table-cell>
          <table:table-cell office:value-type="float" office:value="0.384521484375" table:style-name="ce13">
            <text:p>0.385<text:s/></text:p>
          </table:table-cell>
          <table:table-cell office:value-type="float" office:value="0.5401611328125" table:style-name="ce13">
            <text:p>0.540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5.32" table:style-name="ce1">
            <text:p>5.32</text:p>
          </table:table-cell>
          <table:table-cell office:value-type="float" office:value="100000" table:style-name="ce2">
            <text:p>100000</text:p>
          </table:table-cell>
          <table:table-cell office:value-type="float" office:value="131072" table:formula="of:=[.G17] * 2" table:style-name="ce3">
            <text:p>131072</text:p>
          </table:table-cell>
          <table:table-cell office:value-type="float" office:value="524288" table:formula="of:=[.G18] * 4" table:style-name="ce3">
            <text:p>524288</text:p>
          </table:table-cell>
          <table:table-cell office:value-type="float" office:value="0.40588378906250006" table:style-name="ce4">
            <text:p>0.406<text:s/></text:p>
          </table:table-cell>
          <table:table-cell office:value-type="float" office:value="0.9765625" table:style-name="ce4">
            <text:p>0.977<text:s/></text:p>
          </table:table-cell>
          <table:table-cell office:value-type="float" office:value="1.28" table:style-name="ce1">
            <text:p>1.28</text:p>
          </table:table-cell>
          <table:table-cell office:value-type="float" office:value="10000" table:style-name="ce2">
            <text:p>10000</text:p>
          </table:table-cell>
          <table:table-cell table:style-name="ce6"/>
          <table:table-cell table:style-name="ce9"/>
          <table:table-cell table:style-name="ce6"/>
          <table:table-cell office:value-type="float" office:value="65536" table:style-name="ce6">
            <text:p>65536</text:p>
          </table:table-cell>
          <table:table-cell office:value-type="string" table:style-name="ce9">
            <text:p>256 KB</text:p>
          </table:table-cell>
          <table:table-cell office:value-type="float" office:value="0.408935546875" table:style-name="ce13">
            <text:p>0.409<text:s/></text:p>
          </table:table-cell>
          <table:table-cell office:value-type="float" office:value="0.7110595703125" table:style-name="ce13">
            <text:p>0.711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1.06" table:style-name="ce1">
            <text:p>1.06</text:p>
          </table:table-cell>
          <table:table-cell office:value-type="float" office:value="10000" table:style-name="ce2">
            <text:p>10000</text:p>
          </table:table-cell>
          <table:table-cell office:value-type="float" office:value="262144" table:formula="of:=[.G18] * 2" table:style-name="ce3">
            <text:p>262144</text:p>
          </table:table-cell>
          <table:table-cell office:value-type="float" office:value="1048576" table:formula="of:=[.G19] * 4" table:style-name="ce3">
            <text:p>1048576</text:p>
          </table:table-cell>
          <table:table-cell office:value-type="float" office:value="0.40435791015625" table:style-name="ce4">
            <text:p>0.404<text:s/></text:p>
          </table:table-cell>
          <table:table-cell office:value-type="float" office:value="1.171112060546875" table:style-name="ce4">
            <text:p>1.171<text:s/></text:p>
          </table:table-cell>
          <table:table-cell office:value-type="float" office:value="3.07" table:style-name="ce1">
            <text:p>3.07</text:p>
          </table:table-cell>
          <table:table-cell office:value-type="float" office:value="10000" table:style-name="ce2">
            <text:p>10000</text:p>
          </table:table-cell>
          <table:table-cell table:style-name="ce6"/>
          <table:table-cell table:style-name="ce9"/>
          <table:table-cell table:style-name="ce6"/>
          <table:table-cell office:value-type="float" office:value="131072" table:style-name="ce6">
            <text:p>131072</text:p>
          </table:table-cell>
          <table:table-cell office:value-type="string" table:style-name="ce9">
            <text:p>512 KB</text:p>
          </table:table-cell>
          <table:table-cell office:value-type="float" office:value="0.40588378906250006" table:style-name="ce13">
            <text:p>0.406<text:s/></text:p>
          </table:table-cell>
          <table:table-cell office:value-type="float" office:value="0.9765625" table:style-name="ce13">
            <text:p>0.977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2.19" table:style-name="ce1">
            <text:p>2.19</text:p>
          </table:table-cell>
          <table:table-cell office:value-type="float" office:value="10000" table:style-name="ce2">
            <text:p>10000</text:p>
          </table:table-cell>
          <table:table-cell office:value-type="float" office:value="524288" table:formula="of:=[.G19] * 2" table:style-name="ce3">
            <text:p>524288</text:p>
          </table:table-cell>
          <table:table-cell office:value-type="float" office:value="2097152" table:formula="of:=[.G20] * 4" table:style-name="ce3">
            <text:p>2097152</text:p>
          </table:table-cell>
          <table:table-cell office:value-type="float" office:value="0.41770935058593744" table:style-name="ce4">
            <text:p>0.418<text:s/></text:p>
          </table:table-cell>
          <table:table-cell office:value-type="float" office:value="1.4133453369140625" table:style-name="ce4">
            <text:p>1.413<text:s/></text:p>
          </table:table-cell>
          <table:table-cell office:value-type="float" office:value="7.41" table:style-name="ce1">
            <text:p>7.41</text:p>
          </table:table-cell>
          <table:table-cell office:value-type="float" office:value="10000" table:style-name="ce2">
            <text:p>10000</text:p>
          </table:table-cell>
          <table:table-cell table:style-name="ce6"/>
          <table:table-cell table:style-name="ce9"/>
          <table:table-cell table:style-name="ce6"/>
          <table:table-cell office:value-type="float" office:value="262144" table:style-name="ce6">
            <text:p>262144</text:p>
          </table:table-cell>
          <table:table-cell office:value-type="string" table:style-name="ce9">
            <text:p>1 MB</text:p>
          </table:table-cell>
          <table:table-cell office:value-type="float" office:value="0.40435791015625" table:style-name="ce13">
            <text:p>0.404<text:s/></text:p>
          </table:table-cell>
          <table:table-cell office:value-type="float" office:value="1.171112060546875" table:style-name="ce13">
            <text:p>1.171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5.09" table:style-name="ce1">
            <text:p>5.09</text:p>
          </table:table-cell>
          <table:table-cell office:value-type="float" office:value="10000" table:style-name="ce2">
            <text:p>10000</text:p>
          </table:table-cell>
          <table:table-cell office:value-type="float" office:value="1048576" table:formula="of:=[.G20] * 2" table:style-name="ce3">
            <text:p>1048576</text:p>
          </table:table-cell>
          <table:table-cell office:value-type="float" office:value="4194304" table:formula="of:=[.G21] * 4" table:style-name="ce3">
            <text:p>4194304</text:p>
          </table:table-cell>
          <table:table-cell office:value-type="float" office:value="0.48542022705078125" table:style-name="ce4">
            <text:p>0.485<text:s/></text:p>
          </table:table-cell>
          <table:table-cell office:value-type="float" office:value="3.261566162109375" table:style-name="ce4">
            <text:p>3.262<text:s/></text:p>
          </table:table-cell>
          <table:table-cell office:value-type="float" office:value="3.42" table:style-name="ce1">
            <text:p>3.42</text:p>
          </table:table-cell>
          <table:table-cell office:value-type="float" office:value="1000" table:style-name="ce2">
            <text:p>1000</text:p>
          </table:table-cell>
          <table:table-cell table:style-name="ce6"/>
          <table:table-cell table:style-name="ce9"/>
          <table:table-cell table:style-name="ce6"/>
          <table:table-cell office:value-type="float" office:value="524288" table:style-name="ce6">
            <text:p>524288</text:p>
          </table:table-cell>
          <table:table-cell office:value-type="string" table:style-name="ce9">
            <text:p>2 MB</text:p>
          </table:table-cell>
          <table:table-cell office:value-type="float" office:value="0.41770935058593744" table:style-name="ce13">
            <text:p>0.418<text:s/></text:p>
          </table:table-cell>
          <table:table-cell office:value-type="float" office:value="1.4133453369140625" table:style-name="ce13">
            <text:p>1.413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1.17" table:style-name="ce1">
            <text:p>1.17</text:p>
          </table:table-cell>
          <table:table-cell office:value-type="float" office:value="1000" table:style-name="ce2">
            <text:p>1000</text:p>
          </table:table-cell>
          <table:table-cell office:value-type="float" office:value="2097152" table:formula="of:=[.G21] * 2" table:style-name="ce3">
            <text:p>2097152</text:p>
          </table:table-cell>
          <table:table-cell office:value-type="float" office:value="8388608" table:formula="of:=[.G22] * 4" table:style-name="ce3">
            <text:p>8388608</text:p>
          </table:table-cell>
          <table:table-cell office:value-type="float" office:value="0.55789947509765625" table:style-name="ce4">
            <text:p>0.558<text:s/></text:p>
          </table:table-cell>
          <table:table-cell office:value-type="float" office:value="5.4693222045898446" table:style-name="ce4">
            <text:p>5.469<text:s/></text:p>
          </table:table-cell>
          <table:table-cell office:value-type="float" office:value="11.47" table:style-name="ce1">
            <text:p>11.47</text:p>
          </table:table-cell>
          <table:table-cell office:value-type="float" office:value="1000" table:style-name="ce2">
            <text:p>1000</text:p>
          </table:table-cell>
          <table:table-cell table:style-name="ce6"/>
          <table:table-cell table:style-name="ce9"/>
          <table:table-cell table:style-name="ce6"/>
          <table:table-cell office:value-type="float" office:value="1048576" table:style-name="ce6">
            <text:p>1048576</text:p>
          </table:table-cell>
          <table:table-cell office:value-type="string" table:style-name="ce9">
            <text:p>4 MB</text:p>
          </table:table-cell>
          <table:table-cell office:value-type="float" office:value="0.48542022705078125" table:style-name="ce13">
            <text:p>0.485<text:s/></text:p>
          </table:table-cell>
          <table:table-cell office:value-type="float" office:value="3.261566162109375" table:style-name="ce13">
            <text:p>3.262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2.56" table:style-name="ce1">
            <text:p>2.56</text:p>
          </table:table-cell>
          <table:table-cell office:value-type="float" office:value="1000" table:style-name="ce2">
            <text:p>1000</text:p>
          </table:table-cell>
          <table:table-cell office:value-type="float" office:value="4194304" table:formula="of:=[.G22] * 2" table:style-name="ce3">
            <text:p>4194304</text:p>
          </table:table-cell>
          <table:table-cell office:value-type="float" office:value="16777216" table:formula="of:=[.G23] * 4" table:style-name="ce3">
            <text:p>16777216</text:p>
          </table:table-cell>
          <table:table-cell office:value-type="float" office:value="0.6103515625" table:style-name="ce4">
            <text:p>0.610<text:s/></text:p>
          </table:table-cell>
          <table:table-cell office:value-type="float" office:value="6.809234619140625" table:style-name="ce4">
            <text:p>6.809<text:s/></text:p>
          </table:table-cell>
          <table:table-cell office:value-type="float" office:value="14.28" table:style-name="ce1">
            <text:p>14.28</text:p>
          </table:table-cell>
          <table:table-cell office:value-type="float" office:value="500" table:style-name="ce2">
            <text:p>500</text:p>
          </table:table-cell>
          <table:table-cell table:style-name="ce6"/>
          <table:table-cell table:style-name="ce9"/>
          <table:table-cell table:style-name="ce6"/>
          <table:table-cell office:value-type="float" office:value="2097152" table:style-name="ce6">
            <text:p>2097152</text:p>
          </table:table-cell>
          <table:table-cell office:value-type="string" table:style-name="ce9">
            <text:p>8 MB</text:p>
          </table:table-cell>
          <table:table-cell office:value-type="float" office:value="0.55789947509765625" table:style-name="ce13">
            <text:p>0.558<text:s/></text:p>
          </table:table-cell>
          <table:table-cell office:value-type="float" office:value="5.4693222045898446" table:style-name="ce13">
            <text:p>5.469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5.28" table:style-name="ce1">
            <text:p>5.28</text:p>
          </table:table-cell>
          <table:table-cell office:value-type="float" office:value="1000" table:style-name="ce2">
            <text:p>1000</text:p>
          </table:table-cell>
          <table:table-cell office:value-type="float" office:value="8388608" table:formula="of:=[.G23] * 2" table:style-name="ce3">
            <text:p>8388608</text:p>
          </table:table-cell>
          <table:table-cell office:value-type="float" office:value="33554432" table:formula="of:=[.G24] * 4" table:style-name="ce3">
            <text:p>33554432</text:p>
          </table:table-cell>
          <table:table-cell office:value-type="float" office:value="0.629425048828125" table:style-name="ce4">
            <text:p>0.629<text:s/></text:p>
          </table:table-cell>
          <table:table-cell office:value-type="float" office:value="7.5101852416992188" table:style-name="ce4">
            <text:p>7.510<text:s/></text:p>
          </table:table-cell>
          <table:table-cell office:value-type="float" office:value="12.6" table:style-name="ce1">
            <text:p>12.6</text:p>
          </table:table-cell>
          <table:table-cell office:value-type="float" office:value="200" table:style-name="ce2">
            <text:p>200</text:p>
          </table:table-cell>
          <table:table-cell table:style-name="ce6"/>
          <table:table-cell table:style-name="ce9"/>
          <table:table-cell table:style-name="ce6"/>
          <table:table-cell office:value-type="float" office:value="4194304" table:style-name="ce6">
            <text:p>4194304</text:p>
          </table:table-cell>
          <table:table-cell office:value-type="string" table:style-name="ce9">
            <text:p>16 MB</text:p>
          </table:table-cell>
          <table:table-cell office:value-type="float" office:value="0.6103515625" table:style-name="ce13">
            <text:p>0.610<text:s/></text:p>
          </table:table-cell>
          <table:table-cell office:value-type="float" office:value="6.809234619140625" table:style-name="ce13">
            <text:p>6.809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office:value-type="float" office:value="10.7" table:style-name="ce1">
            <text:p>10.7</text:p>
          </table:table-cell>
          <table:table-cell office:value-type="float" office:value="1000" table:style-name="ce2">
            <text:p>1000</text:p>
          </table:table-cell>
          <table:table-cell office:value-type="float" office:value="16777216" table:formula="of:=[.G24] * 2" table:style-name="ce3">
            <text:p>16777216</text:p>
          </table:table-cell>
          <table:table-cell office:value-type="float" office:value="67108864" table:formula="of:=[.G25] * 4" table:style-name="ce3">
            <text:p>67108864</text:p>
          </table:table-cell>
          <table:table-cell office:value-type="float" office:value="0.63776969909667969" table:style-name="ce4">
            <text:p>0.638<text:s/></text:p>
          </table:table-cell>
          <table:table-cell office:value-type="float" office:value="8.0049037933349609" table:style-name="ce4">
            <text:p>8.005<text:s/></text:p>
          </table:table-cell>
          <table:table-cell office:value-type="float" office:value="13.43" table:style-name="ce1">
            <text:p>13.43</text:p>
          </table:table-cell>
          <table:table-cell office:value-type="float" office:value="100" table:style-name="ce2">
            <text:p>100</text:p>
          </table:table-cell>
          <table:table-cell table:style-name="ce6"/>
          <table:table-cell table:style-name="ce9"/>
          <table:table-cell table:style-name="ce6"/>
          <table:table-cell office:value-type="float" office:value="8388608" table:style-name="ce6">
            <text:p>8388608</text:p>
          </table:table-cell>
          <table:table-cell office:value-type="string" table:style-name="ce9">
            <text:p>32 MB</text:p>
          </table:table-cell>
          <table:table-cell office:value-type="float" office:value="0.629425048828125" table:style-name="ce13">
            <text:p>0.629<text:s/></text:p>
          </table:table-cell>
          <table:table-cell office:value-type="float" office:value="7.5101852416992188" table:style-name="ce13">
            <text:p>7.510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table:style-name="ce1"/>
          <table:table-cell table:number-columns-repeated="3" table:style-name="ce2"/>
          <table:table-cell table:number-columns-repeated="2" table:style-name="ce5"/>
          <table:table-cell table:style-name="ce1"/>
          <table:table-cell table:style-name="ce2"/>
          <table:table-cell table:style-name="ce6"/>
          <table:table-cell table:style-name="ce9"/>
          <table:table-cell table:style-name="ce6"/>
          <table:table-cell office:value-type="float" office:value="16777216" table:style-name="ce6">
            <text:p>16777216</text:p>
          </table:table-cell>
          <table:table-cell office:value-type="string" table:style-name="ce9">
            <text:p>64 MB</text:p>
          </table:table-cell>
          <table:table-cell office:value-type="float" office:value="0.63776969909667969" table:style-name="ce13">
            <text:p>0.638<text:s/></text:p>
          </table:table-cell>
          <table:table-cell office:value-type="float" office:value="8.0049037933349609" table:style-name="ce13">
            <text:p>8.005<text:s/></text:p>
          </table:table-cell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table:style-name="ce1"/>
          <table:table-cell table:number-columns-repeated="3" table:style-name="ce2"/>
          <table:table-cell table:number-columns-repeated="2" table:style-name="ce5"/>
          <table:table-cell table:style-name="ce1"/>
          <table:table-cell table:style-name="ce2"/>
          <table:table-cell table:style-name="ce6"/>
          <table:table-cell table:style-name="ce9"/>
          <table:table-cell table:number-columns-repeated="3" table:style-name="ce6"/>
          <table:table-cell table:number-columns-repeated="2" table:style-name="ce13"/>
          <table:table-cell table:style-name="ce6"/>
          <table:table-cell table:number-columns-repeated="16364"/>
        </table:table-row>
        <table:table-row table:style-name="ro2">
          <table:table-cell table:number-columns-repeated="4"/>
          <table:table-cell table:style-name="ce1"/>
          <table:table-cell table:number-columns-repeated="3" table:style-name="ce2"/>
          <table:table-cell table:number-columns-repeated="2" table:style-name="ce5"/>
          <table:table-cell table:style-name="ce1"/>
          <table:table-cell table:style-name="ce2"/>
          <table:table-cell table:number-columns-repeated="5" table:style-name="ce1"/>
          <table:table-cell table:number-columns-repeated="2" table:style-name="ce12"/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>
            <draw:frame draw:z-index="1" draw:id="id0" draw:style-name="a0" draw:name="Chart 2" svg:x="0.85489in" svg:y="0.01018in" svg:width="9.21096in" svg:height="4.767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ngXian" svg:font-family="DengXian"/>
    <style:font-face style:name="Calibri" svg:font-family="Calibri"/>
    <style:font-face style:name="Arial" svg:font-family="Arial"/>
    <style:font-face style:name="SimSun" svg:font-family="SimSun"/>
  </office:font-face-decls>
  <office:styles>
    <number:number-style style:name="N0">
      <number:number number:min-integer-digits="1"/>
    </number:number-style>
    <number:number-style style:name="N49">
      <number:number number:decimal-places="3" number:min-decimal-places="3" number:min-integer-digits="1"/>
      <number:text> </number:text>
    </number:number-style>
    <number:number-style style:name="N54P0">
      <number:number number:decimal-places="3" number:min-decimal-places="3" number:min-integer-digits="1"/>
      <number:text> </number:text>
    </number:number-style>
    <number:number-style style:name="N54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54P0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in kai chong</meta:initial-creator>
    <dc:creator>jin kai chong</dc:creator>
    <meta:creation-date>2021-10-07T21:29:31Z</meta:creation-date>
    <dc:date>2021-10-09T10:24:43Z</dc:date>
    <meta:editing-cycles>4</meta:editing-cycles>
    <meta:editing-duration>PT2255S</meta:editing-duration>
    <meta:user-defined meta:name="EM_Doc_Temp_ID">cc4c81c8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50P0">
      <number:number number:decimal-places="3" number:min-decimal-places="3" number:min-integer-digits="1"/>
      <number:text> </number:text>
    </number:number-style>
    <number:number-style style:name="N50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50P0"/>
    </number:number-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5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chart-properties chart:auto-position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chart-properties chart:auto-position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false">
        <chart:label-separator>
          <text:p text:style-name="a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3">
      <style:chart-properties chart:auto-position="fals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chart-properties chart:auto-position="false">
        <chart:label-separator>
          <text:p text:style-name="a1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4" style:data-style-name="N0">
      <style:chart-properties chart:link-data-style-to-source="true" chart:data-label-number="value" chart:data-label-text="false" chart:data-label-symbol="false" chart:label-position="right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43.2637007874015pt" svg:width="663.1891338582677pt" chart:style-name="Crt0">
        <chart:title chart:style-name="CT00">
          <text:p text:style-name="a0" text:class-names="" text:cond-style-name="">Array size Vs Time per Iteration</text:p>
        </chart:title>
        <chart:legend style:legend-expansion="custom" style:legend-expansion-aspect-ratio="9.3311388471995116" svg:width="153.2312598425197pt" svg:height="16.42149606299213pt" svg:x="49.82811023622047pt" svg:y="314.1915748031496pt" chart:style-name="Lgnd"/>
        <chart:plot-area chart:style-name="Plt0">
          <chart:axis chart:dimension="x" chart:name="primary-x" chart:style-name="Axs0">
            <chart:title svg:x="307.712283464567pt" svg:y="298.422125984252pt" chart:style-name="AT00">
              <text:p text:style-name="a1" text:class-names="" text:cond-style-name="">Array size</text:p>
            </chart:title>
            <chart:categories table:cell-range-address="Sheet1.$Q$13:.$Q$26"/>
          </chart:axis>
          <chart:axis chart:dimension="y" chart:name="primary-y" chart:style-name="Axs1">
            <chart:title chart:style-name="AT01">
              <text:p text:style-name="a2" text:class-names="" text:cond-style-name="">Time per Iteration\ns</text:p>
            </chart:title>
            <chart:grid chart:class="major" chart:style-name="GMa1"/>
          </chart:axis>
          <chart:series chart:label-cell-address="Sheet1.$R$12" chart:values-cell-range-address="Sheet1.$R$13:.$R$26" chart:class="chart:line" chart:attached-axis="primary-y" chart:style-name="G0S0">
            <chart:data-label chart:style-name="DL00"/>
            <chart:data-point chart:repeated="14"/>
          </chart:series>
          <chart:series chart:label-cell-address="Sheet1.$S$11" chart:values-cell-range-address="Sheet1.$S$13:.$S$26" chart:class="chart:line" chart:attached-axis="primary-y" chart:style-name="G0S1">
            <chart:data-label chart:style-name="DL01"/>
            <chart:data-point chart:style-name="G0S1P0">
              <chart:data-label svg:x="66.55354330708661pt" svg:y="228.6514173228346pt" chart:style-name="DL010"/>
            </chart:data-point>
            <chart:data-point chart:style-name="G0S1P1">
              <chart:data-label svg:x="108.9528346456693pt" svg:y="230.8202362204724pt" chart:style-name="DL011"/>
            </chart:data-point>
            <chart:data-point chart:style-name="G0S1P2">
              <chart:data-label svg:x="152.3516535433071pt" svg:y="232.0666141732283pt" chart:style-name="DL012"/>
            </chart:data-point>
            <chart:data-point chart:style-name="G0S1P3">
              <chart:data-label svg:x="194.7509448818898pt" svg:y="226.6100787401575pt" chart:style-name="DL013"/>
            </chart:data-point>
            <chart:data-point chart:style-name="G0S1P4">
              <chart:data-label svg:x="236.1507086614173pt" svg:y="229.4885039370079pt" chart:style-name="DL014"/>
            </chart:data-point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